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Párrafodelista" style:list-style-name="LFO1" style:family="paragraph">
      <style:paragraph-properties fo:line-height="200%"/>
      <style:text-properties fo:font-weight="bold" style:font-weight-asian="bold" style:font-weight-complex="bold" fo:color="#538135" style:font-size-complex="12pt"/>
    </style:style>
    <style:style style:name="P6" style:parent-style-name="Normal" style:family="paragraph">
      <style:paragraph-properties fo:line-height="200%" fo:margin-left="0.25in">
        <style:tab-stops/>
      </style:paragraph-properties>
      <style:text-properties style:font-size-complex="12pt"/>
    </style:style>
    <style:style style:name="P7" style:parent-style-name="Párrafodelista" style:list-style-name="LFO1" style:family="paragraph">
      <style:paragraph-properties fo:line-height="200%"/>
      <style:text-properties fo:font-weight="bold" style:font-weight-asian="bold" style:font-weight-complex="bold" fo:color="#538135" style:font-size-complex="12pt"/>
    </style:style>
    <style:style style:name="P8" style:parent-style-name="Normal" style:family="paragraph">
      <style:paragraph-properties fo:line-height="115%" fo:text-indent="0.25in"/>
    </style:style>
    <style:style style:name="P9" style:parent-style-name="Párrafodelista" style:list-style-name="LFO1" style:family="paragraph">
      <style:paragraph-properties fo:line-height="200%"/>
      <style:text-properties fo:font-weight="bold" style:font-weight-asian="bold" style:font-weight-complex="bold" fo:color="#538135" style:font-size-complex="12pt"/>
    </style:style>
    <style:style style:name="P10" style:parent-style-name="Párrafodelista" style:family="paragraph">
      <style:paragraph-properties fo:line-height="200%"/>
      <style:text-properties fo:font-weight="bold" style:font-weight-asian="bold" style:font-weight-complex="bold" style:font-size-complex="12pt"/>
    </style:style>
    <style:style style:name="P11" style:parent-style-name="Normal" style:family="paragraph">
      <style:paragraph-properties fo:line-height="115%" fo:margin-left="0.2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538135" style:font-size-complex="12pt"/>
    </style:style>
    <style:style style:name="P12" style:parent-style-name="Párrafodelista" style:family="paragraph">
      <style:paragraph-properties fo:line-height="115%"/>
      <style:text-properties fo:font-weight="bold" style:font-weight-asian="bold" style:font-weight-complex="bold" fo:font-style="italic" style:font-style-asian="italic" style:font-style-complex="italic" fo:color="#538135" style:font-size-complex="12pt"/>
    </style:style>
    <style:style style:name="P13" style:parent-style-name="Párrafodelista" style:family="paragraph">
      <style:paragraph-properties fo:line-height="115%"/>
      <style:text-properties fo:font-weight="bold" style:font-weight-asian="bold" style:font-weight-complex="bold" fo:font-style="italic" style:font-style-asian="italic" style:font-style-complex="italic" fo:color="#538135" style:font-size-complex="12pt"/>
    </style:style>
    <style:style style:name="P14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15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16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17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18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19" style:parent-style-name="Párrafodelista" style:list-style-name="LFO4" style:family="paragraph">
      <style:paragraph-properties fo:line-height="200%"/>
    </style:style>
    <style:style style:name="T20" style:parent-style-name="Fuentedepárrafopredeter." style:family="text">
      <style:text-properties fo:color="#538135" style:font-size-complex="12pt"/>
    </style:style>
    <style:style style:family="graphic" style:name="a0" style:parent-style-name="Graphics">
      <style:graphic-properties fo:wrap-option="wrap" fo:border="0.01389in solid #507e32" fo:padding-top="0.05in" fo:padding-bottom="0.05in" fo:padding-left="0.1in" fo:padding-right="0.1in" fo:background-color="#548235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59264" draw:id="id0" draw:style-name="a0" draw:name="Cuadro de texto 1" text:anchor-type="paragraph" svg:x="0.125in" svg:y="-0.06319in" svg:width="5.9375in" svg:height="1.19792in" style:rel-width="scale" style:rel-height="scale"><draw:text-box><text:p text:style-name="P2">Módulo:<text:s/><text:tab/><text:tab/><text:tab/><text:tab/><text:tab/><text:tab/>Bases de Datos</text:p><text:p text:style-name="P3">UT04:<text:s/><text:tab/><text:tab/><text:tab/><text:tab/><text:tab/><text:tab/>Realización de Consultas</text:p><text:p text:style-name="P4">Actividad de desarrollo<text:s/>evaluable<text:s/>4:<text:s/><text:tab/><text:s text:c="11"/>Multitabla</text:p></draw:text-box><svg:title/><svg:desc/></draw:frame>  </text:p>
      <text:p text:style-name="Normal"/>
      <text:p text:style-name="Normal"/>
      <text:p text:style-name="Normal"/>
      <text:list text:style-name="LFO1" text:continue-numbering="true">
        <text:list-item>
          <text:p text:style-name="P5">Objetivo general</text:p>
        </text:list-item>
      </text:list>
      <text:p text:style-name="P6">Realizar<text:s/>subconsultas<text:s/>en MySQL</text:p>
      <text:list text:style-name="LFO1" text:continue-numbering="true">
        <text:list-item>
          <text:p text:style-name="P7">Material</text:p>
        </text:list-item>
      </text:list>
      <text:p text:style-name="P8">Máquina virtual con el sistema operativo Ubuntu y MySQL y MySQL Workbench instalado. Script BD NBA.</text:p>
      <text:list text:style-name="LFO1" text:continue-numbering="true">
        <text:list-item>
          <text:p text:style-name="P9">Descripción</text:p>
        </text:list-item>
      </text:list>
      <text:p text:style-name="P10">Descarga la BD<text:s/>NBA<text:s/>(documento .sql).</text:p>
      <text:p text:style-name="P11">D.1<text:s/>Usa el software MySQL Workbench para crear un script que realice las siguientes</text:p>
      <text:p text:style-name="P12">consultas:</text:p>
      <text:p text:style-name="P13"/>
      <text:list text:style-name="LFO4" text:continue-numbering="true">
        <text:list-item>
          <text:p text:style-name="P14">Obtener los tapones por partido de los jugadores de los Spurs en la temporada 2005/2006.</text:p>
          <text:list text:continue-numbering="true">
            <text:list-item>
              <text:p text:style-name="P15">Mostrar solo los nombres que tengan como tercera letra la t</text:p>
            </text:list-item>
            <text:list-item>
              <text:p text:style-name="P16">Mostrar el nombre de cada jugador, el equipo y su promedio .</text:p>
            </text:list-item>
            <text:list-item>
              <text:p text:style-name="P17">Ordenar de mayor a menor media.</text:p>
            </text:list-item>
          </text:list>
        </text:list-item>
        <text:list-item>
          <text:p text:style-name="P18">Obtener la temporada o las temporadas en la que tuvo la mayor anotación como local el<text:s/>equipo donde juega Pau Gasol. Mostrar la temporada, el nombre del equipo la puntuación, la conferencia y la división.</text:p>
        </text:list-item>
        <text:list-item>
          <text:p text:style-name="P19"><text:span text:style-name="T20">Obtener el nombre del máximo taponeador de los Lakers en las temporada 2005/2006. Mostrar Nombre y media de rebote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/>
      <style:text-properties fo:font-size="12pt" style:font-size-asian="12pt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Cpc</meta:initial-creator>
    <dc:creator>AMCpc</dc:creator>
    <meta:creation-date>2023-01-30T15:15:00Z</meta:creation-date>
    <dc:date>2023-01-30T15:15:00Z</dc:date>
    <meta:template xlink:href="Normal.dotm" xlink:type="simple"/>
    <meta:editing-cycles>2</meta:editing-cycles>
    <meta:editing-duration>PT60S</meta:editing-duration>
    <meta:document-statistic meta:page-count="1" meta:paragraph-count="1" meta:word-count="134" meta:character-count="870" meta:row-count="6" meta:non-whitespace-character-count="737"/>
  </office:meta>
</office:document-meta>
</file>